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SC-bar" style:family="graphic">
      <style:graphic-properties svg:stroke-width="8.00" draw:marker-start="" draw:marker-start-width="0.0" draw:marker-end-width="0.0" draw:textarea-horizontal-align="center" draw:textarea-vertical-align="middle" draw:stroke="solid" svg:fill-color="#000000" draw:fill-color="#ff0000" draw:shadow="hidden" style:run-through="foreground" style:vertical-pos="from-top" style:vertical-rel="paragraph" style:horizontal-pos="from-left" style:horizontal-rel="paragraph" draw:wrap-influence-on-position="once-concurrent" style:flow-with-text="false"/>
    </style:style>
    <style:style style:name="SC-bar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0" style:family="graphic">
      <style:graphic-properties svg:stroke-width="8.00" draw:marker-start="" draw:marker-start-width="0.0" draw:marker-end-width="0.0" draw:textarea-horizontal-align="center" draw:textarea-vertical-align="middle" draw:stroke="solid" svg:fill-color="#000000" draw:fill-color="#ff0000" draw:shadow="hidden" style:run-through="foreground" style:vertical-pos="from-top" style:vertical-rel="paragraph" style:horizontal-pos="from-left" style:horizontal-rel="paragraph" draw:wrap-influence-on-position="once-concurrent" style:flow-with-text="false"/>
    </style:style>
    <style:style style:name="SC-color-0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title"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title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4" style:family="graphic">
      <style:graphic-properties svg:stroke-width="8.00" draw:marker-start="" draw:marker-start-width="0.0" draw:marker-end-width="0.0" draw:textarea-horizontal-align="center" draw:textarea-vertical-align="middle" draw:stroke="solid" svg:fill-color="#000000" draw:fill-color="#ffff00" draw:shadow="hidden" style:run-through="foreground" style:vertical-pos="from-top" style:vertical-rel="paragraph" style:horizontal-pos="from-left" style:horizontal-rel="paragraph" draw:wrap-influence-on-position="once-concurrent" style:flow-with-text="false"/>
    </style:style>
    <style:style style:name="SC-color-4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1" style:family="graphic">
      <style:graphic-properties svg:stroke-width="8.00" draw:marker-start="" draw:marker-start-width="0.0" draw:marker-end-width="0.0" draw:textarea-horizontal-align="center" draw:textarea-vertical-align="middle" draw:stroke="solid" svg:fill-color="#000000" draw:fill-color="#ff9e21" draw:shadow="hidden" style:run-through="foreground" style:vertical-pos="from-top" style:vertical-rel="paragraph" style:horizontal-pos="from-left" style:horizontal-rel="paragraph" draw:wrap-influence-on-position="once-concurrent" style:flow-with-text="false"/>
    </style:style>
    <style:style style:name="SC-color-1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3" style:family="graphic">
      <style:graphic-properties svg:stroke-width="8.00" draw:marker-start="" draw:marker-start-width="0.0" draw:marker-end-width="0.0" draw:textarea-horizontal-align="center" draw:textarea-vertical-align="middle" draw:stroke="solid" svg:fill-color="#000000" draw:fill-color="#7b007b" draw:shadow="hidden" style:run-through="foreground" style:vertical-pos="from-top" style:vertical-rel="paragraph" style:horizontal-pos="from-left" style:horizontal-rel="paragraph" draw:wrap-influence-on-position="once-concurrent" style:flow-with-text="false"/>
    </style:style>
    <style:style style:name="SC-color-3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5" style:family="graphic">
      <style:graphic-properties svg:stroke-width="8.00" draw:marker-start="" draw:marker-start-width="0.0" draw:marker-end-width="0.0" draw:textarea-horizontal-align="center" draw:textarea-vertical-align="middle" draw:stroke="solid" svg:fill-color="#000000" draw:fill-color="#0069d6" draw:shadow="hidden" style:run-through="foreground" style:vertical-pos="from-top" style:vertical-rel="paragraph" style:horizontal-pos="from-left" style:horizontal-rel="paragraph" draw:wrap-influence-on-position="once-concurrent" style:flow-with-text="false"/>
    </style:style>
    <style:style style:name="SC-color-5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6" style:family="graphic">
      <style:graphic-properties svg:stroke-width="8.00" draw:marker-start="" draw:marker-start-width="0.0" draw:marker-end-width="0.0" draw:textarea-horizontal-align="center" draw:textarea-vertical-align="middle" draw:stroke="solid" svg:fill-color="#000000" draw:fill-color="#d2ccd2" draw:shadow="hidden" style:run-through="foreground" style:vertical-pos="from-top" style:vertical-rel="paragraph" style:horizontal-pos="from-left" style:horizontal-rel="paragraph" draw:wrap-influence-on-position="once-concurrent" style:flow-with-text="false"/>
    </style:style>
    <style:style style:name="SC-color-6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legend"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legend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text"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text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2" style:family="graphic">
      <style:graphic-properties svg:stroke-width="8.00" draw:marker-start="" draw:marker-start-width="0.0" draw:marker-end-width="0.0" draw:textarea-horizontal-align="center" draw:textarea-vertical-align="middle" draw:stroke="solid" svg:fill-color="#000000" draw:fill-color="#00b200" draw:shadow="hidden" style:run-through="foreground" style:vertical-pos="from-top" style:vertical-rel="paragraph" style:horizontal-pos="from-left" style:horizontal-rel="paragraph" draw:wrap-influence-on-position="once-concurrent" style:flow-with-text="false"/>
    </style:style>
    <style:style style:name="SC-color-2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SC-Text" style:family="paragraph" style:parent-style-name="SC-Text">
      <style:paragraph-properties fo:break-before="page"/>
    </style:style>
    <style:style style:name="XSC-Text" style:family="paragraph">
      <style:paragraph-properties fo:text-align="start" style:font-name="Times New Roman" fo:font-size="10.00pt" style:font-size-asian="10.00pt" fo:color="#000000" fo:text-indent="0.00cm" fo:margin-right="0.00cm" fo:margin-left="0.00cm" fo:margin-top="0.00cm" fo:margin-bottom="0.00cm"/>
    </style:style>
    <style:style style:name="FSC-Text" style:family="text">
      <style:text-properties fo:text-align="start" style:font-name="Times New Roman" fo:color="#000000" fo:font-size="10.00pt" style:font-size-asian="10.00pt"/>
    </style:style>
    <style:style style:name="NLSC-Title" style:family="paragraph" style:parent-style-name="SC-Title">
      <style:paragraph-properties fo:break-before="page"/>
    </style:style>
    <style:style style:name="XSC-Title" style:family="paragraph">
      <style:paragraph-properties fo:text-align="center" style:justify-single-word="false" style:font-name="Arial" fo:font-size="14.00pt" style:font-size-asian="14.00pt" fo:color="#000000" fo:text-indent="0.00cm" fo:margin-right="0.00cm" fo:margin-left="0.00cm" fo:margin-top="0.00cm" fo:margin-bottom="0.00cm"/>
    </style:style>
    <style:style style:name="FSC-Title" style:family="text">
      <style:text-properties fo:text-align="center" style:justify-single-word="false" style:font-name="Arial" fo:color="#000000" fo:font-size="14.00pt" style:font-size-asian="14.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p text:style-name="docgen_page_break">
<text:toc-mark text:string-value="Statistics Charts" text:outline-level="1"/><draw:frame text:anchor-type="paragraph" draw:z-index="2" draw:style-name="SC-title" svg:width="0.64cm" svg:height="0.69cm" svg:x="0.00cm" svg:y="0.00cm"><draw:text-box> <text:p text:style-name="FSC-Title"><text:span text:style-name="FSC-Title"/></text:p></draw:text-box>
</draw:frame>
<text:toc-mark text:string-value="Birth month -- Persons born 1700-2015" text:outline-level="2"/><draw:frame text:anchor-type="paragraph" draw:style-name="SC-title" draw:z-index="2" svg:width="9.06cm" svg:height="14.00pt" svg:x="3.73cm" svg:y="0.00cm">
<draw:text-box><text:p text:style-name="XSC-Title"><text:span text:style-name="FSC-Title">Birth month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frame text:anchor-type="paragraph" draw:z-index="2" draw:style-name="SC-text" svg:width="4.64cm" svg:height="0.49cm" svg:x="8.75cm" svg:y="1.52cm"><draw:text-box> <text:p text:style-name="FSC-Text"><text:span text:style-name="FSC-Text">Birth month (persons):</text:span></text:p></draw:text-box>
</draw:frame>
<draw:rect text:anchor-type="paragraph" draw:style-name="SC-bar" draw:text-style-name="" draw:z-index="1" svg:width="1.86cm" svg:height="0.35cm" svg:x="5.90cm" svg:y="2.05cm">
</draw:rect>
<draw:frame text:anchor-type="paragraph" draw:z-index="2" draw:style-name="SC-text" svg:width="2.05cm" svg:height="0.49cm" svg:x="8.75cm" svg:y="2.05cm"><draw:text-box> <text:p text:style-name="FSC-Text"><text:span text:style-name="FSC-Text">juin (50)</text:span></text:p></draw:text-box>
</draw:frame>
<draw:rect text:anchor-type="paragraph" draw:style-name="SC-bar" draw:text-style-name="" draw:z-index="1" svg:width="1.89cm" svg:height="0.35cm" svg:x="5.86cm" svg:y="2.58cm">
</draw:rect>
<draw:frame text:anchor-type="paragraph" draw:z-index="2" draw:style-name="SC-text" svg:width="2.56cm" svg:height="0.49cm" svg:x="8.75cm" svg:y="2.58cm"><draw:text-box> <text:p text:style-name="FSC-Text"><text:span text:style-name="FSC-Text">février (51)</text:span></text:p></draw:text-box>
</draw:frame>
<draw:rect text:anchor-type="paragraph" draw:style-name="SC-bar" draw:text-style-name="" draw:z-index="1" svg:width="2.15cm" svg:height="0.35cm" svg:x="5.60cm" svg:y="3.10cm">
</draw:rect>
<draw:frame text:anchor-type="paragraph" draw:z-index="2" draw:style-name="SC-text" svg:width="2.23cm" svg:height="0.49cm" svg:x="8.75cm" svg:y="3.10cm"><draw:text-box> <text:p text:style-name="FSC-Text"><text:span text:style-name="FSC-Text">mars (58)</text:span></text:p></draw:text-box>
</draw:frame>
<draw:rect text:anchor-type="paragraph" draw:style-name="SC-bar" draw:text-style-name="" draw:z-index="1" svg:width="2.23cm" svg:height="0.35cm" svg:x="5.53cm" svg:y="3.63cm">
</draw:rect>
<draw:frame text:anchor-type="paragraph" draw:z-index="2" draw:style-name="SC-text" svg:width="3.12cm" svg:height="0.49cm" svg:x="8.75cm" svg:y="3.63cm"><draw:text-box> <text:p text:style-name="FSC-Text"><text:span text:style-name="FSC-Text">décembre (60)</text:span></text:p></draw:text-box>
</draw:frame>
<draw:rect text:anchor-type="paragraph" draw:style-name="SC-bar" draw:text-style-name="" draw:z-index="1" svg:width="2.23cm" svg:height="0.35cm" svg:x="5.53cm" svg:y="4.16cm">
</draw:rect>
<draw:frame text:anchor-type="paragraph" draw:z-index="2" draw:style-name="SC-text" svg:width="2.03cm" svg:height="0.49cm" svg:x="8.75cm" svg:y="4.16cm"><draw:text-box> <text:p text:style-name="FSC-Text"><text:span text:style-name="FSC-Text">mai (60)</text:span></text:p></draw:text-box>
</draw:frame>
<draw:rect text:anchor-type="paragraph" draw:style-name="SC-bar" draw:text-style-name="" draw:z-index="1" svg:width="2.30cm" svg:height="0.35cm" svg:x="5.45cm" svg:y="4.69cm">
</draw:rect>
<draw:frame text:anchor-type="paragraph" draw:z-index="2" draw:style-name="SC-text" svg:width="2.18cm" svg:height="0.49cm" svg:x="8.75cm" svg:y="4.69cm"><draw:text-box> <text:p text:style-name="FSC-Text"><text:span text:style-name="FSC-Text">avril (62)</text:span></text:p></draw:text-box>
</draw:frame>
<draw:rect text:anchor-type="paragraph" draw:style-name="SC-bar" draw:text-style-name="" draw:z-index="1" svg:width="2.34cm" svg:height="0.35cm" svg:x="5.42cm" svg:y="5.22cm">
</draw:rect>
<draw:frame text:anchor-type="paragraph" draw:z-index="2" draw:style-name="SC-text" svg:width="2.41cm" svg:height="0.49cm" svg:x="8.75cm" svg:y="5.22cm"><draw:text-box> <text:p text:style-name="FSC-Text"><text:span text:style-name="FSC-Text">juillet (63)</text:span></text:p></draw:text-box>
</draw:frame>
<draw:rect text:anchor-type="paragraph" draw:style-name="SC-bar" draw:text-style-name="" draw:z-index="1" svg:width="2.52cm" svg:height="0.35cm" svg:x="5.23cm" svg:y="5.75cm">
</draw:rect>
<draw:frame text:anchor-type="paragraph" draw:z-index="2" draw:style-name="SC-text" svg:width="2.71cm" svg:height="0.49cm" svg:x="8.75cm" svg:y="5.75cm"><draw:text-box> <text:p text:style-name="FSC-Text"><text:span text:style-name="FSC-Text">octobre (68)</text:span></text:p></draw:text-box>
</draw:frame>
<draw:rect text:anchor-type="paragraph" draw:style-name="SC-bar" draw:text-style-name="" draw:z-index="1" svg:width="2.67cm" svg:height="0.35cm" svg:x="5.08cm" svg:y="6.28cm">
</draw:rect>
<draw:frame text:anchor-type="paragraph" draw:z-index="2" draw:style-name="SC-text" svg:width="2.61cm" svg:height="0.49cm" svg:x="8.75cm" svg:y="6.28cm"><draw:text-box> <text:p text:style-name="FSC-Text"><text:span text:style-name="FSC-Text">janvier (72)</text:span></text:p></draw:text-box>
</draw:frame>
<draw:rect text:anchor-type="paragraph" draw:style-name="SC-bar" draw:text-style-name="" draw:z-index="1" svg:width="2.67cm" svg:height="0.35cm" svg:x="5.08cm" svg:y="6.81cm">
</draw:rect>
<draw:frame text:anchor-type="paragraph" draw:z-index="2" draw:style-name="SC-text" svg:width="3.17cm" svg:height="0.49cm" svg:x="8.75cm" svg:y="6.81cm"><draw:text-box> <text:p text:style-name="FSC-Text"><text:span text:style-name="FSC-Text">novembre (72)</text:span></text:p></draw:text-box>
</draw:frame>
<draw:rect text:anchor-type="paragraph" draw:style-name="SC-bar" draw:text-style-name="" draw:z-index="1" svg:width="2.75cm" svg:height="0.35cm" svg:x="5.01cm" svg:y="7.34cm">
</draw:rect>
<draw:frame text:anchor-type="paragraph" draw:z-index="2" draw:style-name="SC-text" svg:width="2.13cm" svg:height="0.49cm" svg:x="8.75cm" svg:y="7.34cm"><draw:text-box> <text:p text:style-name="FSC-Text"><text:span text:style-name="FSC-Text">août (74)</text:span></text:p></draw:text-box>
</draw:frame>
<draw:rect text:anchor-type="paragraph" draw:style-name="SC-bar" draw:text-style-name="" draw:z-index="1" svg:width="2.86cm" svg:height="0.35cm" svg:x="4.90cm" svg:y="7.87cm">
</draw:rect>
<draw:frame text:anchor-type="paragraph" draw:z-index="2" draw:style-name="SC-text" svg:width="3.22cm" svg:height="0.49cm" svg:x="8.75cm" svg:y="7.87cm"><draw:text-box> <text:p text:style-name="FSC-Text"><text:span text:style-name="FSC-Text">septembre (77)</text:span></text:p></draw:text-box>
</draw:frame>
<draw:rect text:anchor-type="paragraph" draw:style-name="SC-bar" draw:text-style-name="" draw:z-index="1" svg:width="6.75cm" svg:height="0.35cm" svg:x="1.00cm" svg:y="8.40cm">
</draw:rect>
<draw:frame text:anchor-type="paragraph" draw:z-index="2" draw:style-name="SC-text" svg:width="4.46cm" svg:height="0.49cm" svg:x="8.75cm" svg:y="8.40cm"><draw:text-box> <text:p text:style-name="FSC-Text"><text:span text:style-name="FSC-Text">Date(s) missing (182)</text:span></text:p></draw:text-box>
</draw:frame>
</text:p>
      <text:p text:style-name="docgen_page_break">
<text:toc-mark text:string-value="Gender -- Persons born 1700-2015" text:outline-level="2"/><draw:frame text:anchor-type="paragraph" draw:style-name="SC-title" draw:z-index="2" svg:width="8.18cm" svg:height="14.00pt" svg:x="4.16cm" svg:y="0.00cm">
<draw:text-box><text:p text:style-name="XSC-Title"><text:span text:style-name="FSC-Title">Gender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polygon draw:style-name="SC-color-0" draw:layer="layout" draw:z-index="1" svg:x="8.255000cm" svg:y="1.493888cm" svg:viewBox="0 0 41 6254" svg:width="0.0414cm" svg:height="6.2550cm" draw:points="0, 6254 0, 0 41, 0"/>
<draw:polygon draw:style-name="SC-color-1" draw:layer="layout" draw:z-index="1" svg:x="8.255000cm" svg:y="1.494025cm" svg:viewBox="0 0 6254 12494" svg:width="6.2550cm" svg:height="12.4948cm" draw:points="0, 6254 41, 0 95, 0 150, 1 205, 3 259, 5 314, 7 368, 10 423, 14 477, 18 532, 22 586, 27 640, 32 694, 38 749, 44 803, 51 857, 58 911, 66 965, 74 1019, 83 1073, 92 1126, 102 1180, 112 1234, 122 1287, 133 1340, 145 1394, 157 1447, 169 1500, 182 1553, 195 1606, 209 1658, 223 1711, 238 1763, 253 1816, 269 1868, 285 1920, 301 1972, 318 2023, 336 2075, 354 2126, 372 2178, 391 2229, 410 2280, 430 2330, 450 2381, 470 2431, 491 2482, 513 2532, 535 2581, 557 2631, 580 2680, 603 2730, 627 2779, 651 2827, 675 2876, 700 2924, 725 2973, 751 3020, 777 3068, 804 3116, 831 3163, 858 3210, 886 3256, 914 3303, 943 3349, 972 3395, 1001 3441, 1031 3486, 1061 3532, 1092 3576, 1123 3621, 1154 3665, 1186 3710, 1218 3753, 1251 3797, 1284 3840, 1317 3883, 1351 3926, 1385 3968, 1419 4010, 1454 4052, 1489 4093, 1525 4134, 1561 4175, 1597 4216, 1634 4256, 1671 4296, 1708 4335, 1746 4374, 1784 4413, 1822 4452, 1861 4490, 1900 4528, 1939 4565, 1979 4602, 2019 4639, 2059 4675, 2100 4712, 2141 4747, 2182 4783, 2224 4818, 2266 4852, 2308 4887, 2350 4920, 2393 4954, 2436 4987, 2479 5020, 2523 5052, 2567 5084, 2611 5116, 2656 5147, 2701 5178, 2746 5208, 2791 5238, 2837 5268, 2882 5297, 2929 5326, 2975 5354, 3022 5382, 3068 5410, 3115 5437, 3163 5464, 3210 5490, 3258 5516, 3306 5542, 3354 5567, 3403 5591, 3452 5616, 3501 5639, 3550 5663, 3599 5686, 3648 5708, 3698 5730, 3748 5752, 3798 5773, 3849 5794, 3899 5814, 3950 5834, 4000 5854, 4051 5873, 4103 5891, 4154 5909, 4205 5927, 4257 5944, 4309 5961, 4361 5977, 4413 5993, 4465 6009, 4518 6023, 4570 6038, 4623 6052, 4675 6065, 4728 6079, 4781 6091, 4834 6103, 4888 6115, 4941 6126, 4994 6137, 5048 6147, 5102 6157, 5155 6167, 5209 6175, 5263 6184, 5317 6192, 5371 6199, 5425 6206, 5479 6213, 5533 6219, 5587 6224, 5642 6230, 5696 6234, 5750 6238, 5805 6242, 5859 6245, 5914 6248, 5968 6250, 6023 6252, 6077 6253, 6132 6254, 6187 6254, 6241 6254, 6296 6254, 6350 6253, 6405 6251, 6459 6249, 6514 6247, 6569 6244, 6623 6240, 6678 6236, 6732 6232, 6786 6227, 6841 6222, 6895 6216, 6949 6209, 7004 6203, 7058 6195, 7112 6188, 7166 6180, 7220 6171, 7274 6162, 7328 6152, 7381 6142, 7435 6132, 7488 6121, 7542 6109, 7595 6097, 7649 6085, 7702 6072, 7755 6059, 7808 6045, 7861 6031, 7913 6016, 7966 6001, 8018 5985, 8071 5969, 8123 5952, 8175 5935, 8227 5918, 8278 5900, 8330 5882, 8381 5863, 8433 5844, 8484 5824, 8535 5804, 8585 5783, 8636 5762, 8686 5741, 8736 5719, 8786 5697, 8836 5674, 8886 5651, 8935 5627, 8985 5603, 9034 5579, 9082 5554, 9131 5529, 9179 5503, 9227 5477, 9275 5450, 9323 5423, 9370 5396, 9418 5368, 9465 5340, 9511 5311, 9558 5282, 9604 5253, 9650 5223, 9696 5192, 9741 5162, 9786 5131, 9831 5099, 9876 5068, 9920 5035, 9964 5003, 10008 4970, 10052 4937, 10095 4903, 10138 4869, 10181 4834, 10223 4800, 10265 4764, 10307 4729, 10348 4693, 10389 4657, 10430 4620, 10470 4583, 10511 4546, 10550 4508, 10590 4470, 10629 4432, 10668 4393, 10707 4354, 10745 4315, 10783 4275, 10820 4235, 10857 4195, 10894 4154, 10930 4113, 10966 4072, 11002 4030, 11037 3988, 11072 3946, 11107 3904, 11141 3861, 11175 3818, 11209 3774, 11242 3731, 11275 3687, 11307 3643, 11339 3598, 11371 3553, 11402 3508, 11433 3463, 11463 3417, 11493 3371, 11523 3325, 11552 3279, 11581 3232, 11609 3185, 11637 3138, 11665 3091, 11692 3043, 11719 2996, 11745 2948, 11771 2899, 11797 2851, 11822 2802, 11846 2753, 11871 2704, 11894 2655, 11918 2605, 11941 2556, 11963 2506, 11985 2456, 12007 2405, 12028 2355, 12049 2304, 12069 2253, 12089 2202, 12109 2151, 12128 2100, 12146 2048, 12164 1997, 12182 1945, 12199 1893, 12216 1841, 12232 1789, 12248 1736, 12263 1684, 12278 1631, 12293 1578, 12307 1525, 12320 1473, 12333 1419, 12346 1366, 12358 1313, 12370 1259, 12381 1206, 12392 1152, 12402 1099, 12412 1045, 12421 991, 12430 937, 12439 883, 12447 829, 12454 775, 12461 721, 12468 666, 12474 612, 12479 558, 12484 503, 12489 449, 12493 434, 12494"/>
<draw:polygon draw:style-name="SC-color-2" draw:layer="layout" draw:z-index="1" svg:x="2.000000cm" svg:y="1.493888cm" svg:viewBox="0 0 6689 12509" svg:width="6.6895cm" svg:height="12.5100cm" draw:points="6254, 6254 6689, 12494 6635, 12498 6580, 12501 6526, 12504 6471, 12506 6416, 12507 6362, 12509 6307, 12509 6253, 12509 6198, 12509 6143, 12509 6089, 12507 6034, 12506 5980, 12503 5925, 12501 5871, 12498 5816, 12494 5762, 12490 5708, 12486 5653, 12481 5599, 12475 5545, 12469 5490, 12463 5436, 12456 5382, 12448 5328, 12441 5274, 12432 5220, 12423 5167, 12414 5113, 12404 5059, 12394 5006, 12384 4952, 12372 4899, 12361 4846, 12349 4793, 12336 4739, 12323 4687, 12310 4634, 12296 4581, 12282 4529, 12267 4476, 12251 4424, 12236 4372, 12219 4320, 12203 4268, 12186 4216, 12168 4165, 12150 4113, 12132 4062, 12113 4011, 12093 3960, 12074 3910, 12053 3859, 12033 3809, 12012 3759, 11990 3709, 11968 3659, 11946 3609, 11923 3560, 11899 3511, 11876 3462, 11851 3413, 11827 3365, 11802 3316, 11776 3268, 11751 3220, 11724 3173, 11698 3125, 11671 3078, 11643 3031, 11615 2985, 11587 2938, 11558 2892, 11529 2846, 11499 2801, 11469 2755, 11439 2710, 11408 2665, 11377 2621, 11346 2576, 11314 2532, 11282 2489, 11249 2445, 11216 2402, 11182 2359, 11149 2317, 11114 2274, 11080 2232, 11045 2191, 11010 2149, 10974 2108, 10938 2068, 10902 2027, 10865 1987, 10828 1948, 10790 1908, 10753 1869, 10715 1830, 10676 1792, 10637 1754, 10598 1716, 10559 1679, 10519 1642, 10479 1605, 10439 1569, 10398 1533, 10357 1497, 10315 1462, 10274 1427, 10232 1392, 10189 1358, 10147 1324, 10104 1291, 10061 1258, 10017 1225, 9974 1193, 9930 1161, 9885 1130, 9841 1099, 9796 1068, 9751 1038, 9705 1008, 9660 978, 9614 949, 9568 920, 9521 892, 9474 864, 9428 837, 9380 810, 9333 783, 9285 757, 9238 731, 9189 705, 9141 680, 9093 656, 9044 632, 8995 608, 8946 585, 8896 562, 8847 540, 8797 518, 8747 496, 8697 475, 8646 454, 8596 434, 8545 414, 8494 395, 8443 376, 8392 358, 8341 340, 8289 322, 8237 305, 8186 288, 8134 272, 8082 257, 8029 241, 7977 226, 7924 212, 7872 198, 7819 185, 7766 172, 7713 159, 7660 147, 7607 136, 7553 125, 7500 114, 7446 104, 7393 94, 7339 85, 7285 76, 7231 68, 7177 60, 7123 53, 7069 46, 7015 39, 6961 34, 6906 28, 6852 23, 6798 19, 6743 15, 6689 11, 6635 8, 6580 5, 6526 3, 6471 2, 6416 0, 6362 0, 6307 0, 6253 0, 6198 0, 6143 2, 6089 3, 6034 6, 5980 8, 5925 11, 5871 15, 5816 19, 5762 23, 5708 28, 5653 34, 5599 40, 5545 46, 5490 53, 5436 61, 5382 68, 5328 77, 5274 86, 5220 95, 5167 105, 5113 115, 5059 125, 5006 137, 4952 148, 4899 160, 4846 173, 4793 186, 4739 199, 4687 213, 4634 227, 4581 242, 4529 258, 4476 273, 4424 290, 4372 306, 4320 323, 4268 341, 4216 359, 4165 377, 4113 396, 4062 416, 4011 435, 3960 456, 3910 476, 3859 497, 3809 519, 3759 541, 3709 563, 3659 586, 3609 610, 3560 633, 3511 658, 3462 682, 3413 707, 3365 733, 3316 758, 3268 785, 3220 811, 3173 838, 3125 866, 3078 894, 3031 922, 2985 951, 2938 980, 2892 1010, 2846 1040, 2801 1070, 2755 1101, 2710 1132, 2665 1163, 2621 1195, 2576 1227, 2532 1260, 2489 1293, 2445 1327, 2402 1360, 2359 1395, 2317 1429, 2274 1464, 2232 1499, 2191 1535, 2149 1571, 2108 1607, 2068 1644, 2027 1681, 1987 1719, 1948 1756, 1908 1794, 1869 1833, 1830 1872, 1792 1911, 1754 1950, 1716 1990, 1679 2030, 1642 2070, 1605 2111, 1569 2152, 1533 2194, 1497 2235, 1462 2277, 1427 2320, 1392 2362, 1358 2405, 1324 2448, 1291 2492, 1258 2535, 1225 2579, 1193 2624, 1161 2668, 1130 2713, 1099 2758, 1068 2804, 1038 2849, 1008 2895, 978 2941, 949 2988, 920 3035, 892 3081, 864 3129, 837 3176, 810 3224, 783 3271, 757 3320, 731 3368, 705 3416, 680 3465, 656 3514, 632 3563, 608 3613, 585 3662, 562 3712, 540 3762, 518 3812, 496 3863, 475 3913, 454 3964, 434 4015, 414 4066, 395 4117, 376 4168, 358 4220, 340 4272, 322 4323, 305 4375, 288 4427, 272 4480, 257 4532, 241 4585, 226 4637, 212 4690, 198 4743, 185 4796, 172 4849, 159 4902, 147 4956, 136 5009, 125 5063, 114 5116, 104 5170, 94 5224, 85 5278, 76 5332, 68 5386, 60 5440, 53 5494, 46 5548, 39 5603, 34 5657, 28 5711, 23 5766, 19 5820, 15 5874, 11 5929, 8 5983, 5 6038, 3 6093, 2 6147, 0 6202, 0 6254, 0"/>
<draw:frame text:anchor-type="paragraph" draw:z-index="2" draw:style-name="SC-legend" svg:width="3.76cm" svg:height="0.49cm" svg:x="3.06cm" svg:y="15.92cm"><draw:text-box> <text:p text:style-name="FSC-Text"><text:span text:style-name="FSC-Text">Gender (persons):</text:span></text:p></draw:text-box>
</draw:frame>
<draw:rect text:anchor-type="paragraph" draw:style-name="SC-color-0" draw:text-style-name="SC-Text" draw:z-index="1" svg:width="0.71cm" svg:height="0.35cm" svg:x="2.00cm" svg:y="16.46cm">
</draw:rect>
<draw:frame text:anchor-type="paragraph" draw:z-index="2" draw:style-name="SC-legend" svg:width="4.28cm" svg:height="0.49cm" svg:x="3.06cm" svg:y="16.37cm"><draw:text-box> <text:p text:style-name="FSC-Text"><text:span text:style-name="FSC-Text">Gender unknown (1)</text:span></text:p></draw:text-box>
</draw:frame>
<draw:rect text:anchor-type="paragraph" draw:style-name="SC-color-1" draw:text-style-name="SC-Text" draw:z-index="1" svg:width="0.71cm" svg:height="0.35cm" svg:x="2.00cm" svg:y="16.92cm">
</draw:rect>
<draw:frame text:anchor-type="paragraph" draw:z-index="2" draw:style-name="SC-legend" svg:width="3.02cm" svg:height="0.49cm" svg:x="3.06cm" svg:y="16.83cm"><draw:text-box> <text:p text:style-name="FSC-Text"><text:span text:style-name="FSC-Text">Women (463)</text:span></text:p></draw:text-box>
</draw:frame>
<draw:rect text:anchor-type="paragraph" draw:style-name="SC-color-2" draw:text-style-name="SC-Text" draw:z-index="1" svg:width="0.71cm" svg:height="0.35cm" svg:x="2.00cm" svg:y="17.38cm">
</draw:rect>
<draw:frame text:anchor-type="paragraph" draw:z-index="2" draw:style-name="SC-legend" svg:width="2.41cm" svg:height="0.49cm" svg:x="3.06cm" svg:y="17.29cm"><draw:text-box> <text:p text:style-name="FSC-Text"><text:span text:style-name="FSC-Text">Men (485)</text:span></text:p></draw:text-box>
</draw:frame>
</text:p>
      <text:p text:style-name="docgen_page_break">
<text:toc-mark text:string-value="Number of children -- Persons born 1700-2015" text:outline-level="2"/><draw:frame text:anchor-type="paragraph" draw:style-name="SC-title" draw:z-index="2" svg:width="10.71cm" svg:height="14.00pt" svg:x="2.90cm" svg:y="0.00cm">
<draw:text-box><text:p text:style-name="XSC-Title"><text:span text:style-name="FSC-Title">Number of children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frame text:anchor-type="paragraph" draw:z-index="2" draw:style-name="SC-text" svg:width="6.02cm" svg:height="0.49cm" svg:x="8.75cm" svg:y="1.52cm"><draw:text-box> <text:p text:style-name="FSC-Text"><text:span text:style-name="FSC-Text">Number of children (persons):</text:span></text:p></draw:text-box>
</draw:frame>
<draw:rect text:anchor-type="paragraph" draw:style-name="SC-bar" draw:text-style-name="" draw:z-index="1" svg:width="0.03cm" svg:height="0.35cm" svg:x="7.73cm" svg:y="2.05cm">
</draw:rect>
<draw:frame text:anchor-type="paragraph" draw:z-index="2" draw:style-name="SC-text" svg:width="1.68cm" svg:height="0.49cm" svg:x="8.75cm" svg:y="2.05cm"><draw:text-box> <text:p text:style-name="FSC-Text"><text:span text:style-name="FSC-Text"> 13 (2)</text:span></text:p></draw:text-box>
</draw:frame>
<draw:rect text:anchor-type="paragraph" draw:style-name="SC-bar" draw:text-style-name="" draw:z-index="1" svg:width="0.03cm" svg:height="0.35cm" svg:x="7.73cm" svg:y="2.58cm">
</draw:rect>
<draw:frame text:anchor-type="paragraph" draw:z-index="2" draw:style-name="SC-text" svg:width="1.68cm" svg:height="0.49cm" svg:x="8.75cm" svg:y="2.58cm"><draw:text-box> <text:p text:style-name="FSC-Text"><text:span text:style-name="FSC-Text"> 16 (2)</text:span></text:p></draw:text-box>
</draw:frame>
<draw:rect text:anchor-type="paragraph" draw:style-name="SC-bar" draw:text-style-name="" draw:z-index="1" svg:width="0.05cm" svg:height="0.35cm" svg:x="7.70cm" svg:y="3.10cm">
</draw:rect>
<draw:frame text:anchor-type="paragraph" draw:z-index="2" draw:style-name="SC-text" svg:width="1.68cm" svg:height="0.49cm" svg:x="8.75cm" svg:y="3.10cm"><draw:text-box> <text:p text:style-name="FSC-Text"><text:span text:style-name="FSC-Text"> 12 (4)</text:span></text:p></draw:text-box>
</draw:frame>
<draw:rect text:anchor-type="paragraph" draw:style-name="SC-bar" draw:text-style-name="" draw:z-index="1" svg:width="0.09cm" svg:height="0.35cm" svg:x="7.67cm" svg:y="3.63cm">
</draw:rect>
<draw:frame text:anchor-type="paragraph" draw:z-index="2" draw:style-name="SC-text" svg:width="1.68cm" svg:height="0.49cm" svg:x="8.75cm" svg:y="3.63cm"><draw:text-box> <text:p text:style-name="FSC-Text"><text:span text:style-name="FSC-Text"> 11 (7)</text:span></text:p></draw:text-box>
</draw:frame>
<draw:rect text:anchor-type="paragraph" draw:style-name="SC-bar" draw:text-style-name="" draw:z-index="1" svg:width="0.14cm" svg:height="0.35cm" svg:x="7.62cm" svg:y="4.16cm">
</draw:rect>
<draw:frame text:anchor-type="paragraph" draw:z-index="2" draw:style-name="SC-text" svg:width="1.80cm" svg:height="0.49cm" svg:x="8.75cm" svg:y="4.16cm"><draw:text-box> <text:p text:style-name="FSC-Text"><text:span text:style-name="FSC-Text">  7 (11)</text:span></text:p></draw:text-box>
</draw:frame>
<draw:rect text:anchor-type="paragraph" draw:style-name="SC-bar" draw:text-style-name="" draw:z-index="1" svg:width="0.14cm" svg:height="0.35cm" svg:x="7.62cm" svg:y="4.69cm">
</draw:rect>
<draw:frame text:anchor-type="paragraph" draw:z-index="2" draw:style-name="SC-text" svg:width="1.80cm" svg:height="0.49cm" svg:x="8.75cm" svg:y="4.69cm"><draw:text-box> <text:p text:style-name="FSC-Text"><text:span text:style-name="FSC-Text">  9 (11)</text:span></text:p></draw:text-box>
</draw:frame>
<draw:rect text:anchor-type="paragraph" draw:style-name="SC-bar" draw:text-style-name="" draw:z-index="1" svg:width="0.15cm" svg:height="0.35cm" svg:x="7.60cm" svg:y="5.22cm">
</draw:rect>
<draw:frame text:anchor-type="paragraph" draw:z-index="2" draw:style-name="SC-text" svg:width="1.80cm" svg:height="0.49cm" svg:x="8.75cm" svg:y="5.22cm"><draw:text-box> <text:p text:style-name="FSC-Text"><text:span text:style-name="FSC-Text">  6 (12)</text:span></text:p></draw:text-box>
</draw:frame>
<draw:rect text:anchor-type="paragraph" draw:style-name="SC-bar" draw:text-style-name="" draw:z-index="1" svg:width="0.17cm" svg:height="0.35cm" svg:x="7.59cm" svg:y="5.75cm">
</draw:rect>
<draw:frame text:anchor-type="paragraph" draw:z-index="2" draw:style-name="SC-text" svg:width="1.91cm" svg:height="0.49cm" svg:x="8.75cm" svg:y="5.75cm"><draw:text-box> <text:p text:style-name="FSC-Text"><text:span text:style-name="FSC-Text"> 10 (13)</text:span></text:p></draw:text-box>
</draw:frame>
<draw:rect text:anchor-type="paragraph" draw:style-name="SC-bar" draw:text-style-name="" draw:z-index="1" svg:width="0.23cm" svg:height="0.35cm" svg:x="7.53cm" svg:y="6.28cm">
</draw:rect>
<draw:frame text:anchor-type="paragraph" draw:z-index="2" draw:style-name="SC-text" svg:width="1.80cm" svg:height="0.49cm" svg:x="8.75cm" svg:y="6.28cm"><draw:text-box> <text:p text:style-name="FSC-Text"><text:span text:style-name="FSC-Text">  5 (18)</text:span></text:p></draw:text-box>
</draw:frame>
<draw:rect text:anchor-type="paragraph" draw:style-name="SC-bar" draw:text-style-name="" draw:z-index="1" svg:width="0.24cm" svg:height="0.35cm" svg:x="7.51cm" svg:y="6.81cm">
</draw:rect>
<draw:frame text:anchor-type="paragraph" draw:z-index="2" draw:style-name="SC-text" svg:width="1.80cm" svg:height="0.49cm" svg:x="8.75cm" svg:y="6.81cm"><draw:text-box> <text:p text:style-name="FSC-Text"><text:span text:style-name="FSC-Text">  8 (19)</text:span></text:p></draw:text-box>
</draw:frame>
<draw:rect text:anchor-type="paragraph" draw:style-name="SC-bar" draw:text-style-name="" draw:z-index="1" svg:width="0.66cm" svg:height="0.35cm" svg:x="7.09cm" svg:y="7.34cm">
</draw:rect>
<draw:frame text:anchor-type="paragraph" draw:z-index="2" draw:style-name="SC-text" svg:width="1.80cm" svg:height="0.49cm" svg:x="8.75cm" svg:y="7.34cm"><draw:text-box> <text:p text:style-name="FSC-Text"><text:span text:style-name="FSC-Text">  4 (52)</text:span></text:p></draw:text-box>
</draw:frame>
<draw:rect text:anchor-type="paragraph" draw:style-name="SC-bar" draw:text-style-name="" draw:z-index="1" svg:width="0.88cm" svg:height="0.35cm" svg:x="6.88cm" svg:y="7.87cm">
</draw:rect>
<draw:frame text:anchor-type="paragraph" draw:z-index="2" draw:style-name="SC-text" svg:width="1.80cm" svg:height="0.49cm" svg:x="8.75cm" svg:y="7.87cm"><draw:text-box> <text:p text:style-name="FSC-Text"><text:span text:style-name="FSC-Text">  3 (69)</text:span></text:p></draw:text-box>
</draw:frame>
<draw:rect text:anchor-type="paragraph" draw:style-name="SC-bar" draw:text-style-name="" draw:z-index="1" svg:width="1.12cm" svg:height="0.35cm" svg:x="6.64cm" svg:y="8.40cm">
</draw:rect>
<draw:frame text:anchor-type="paragraph" draw:z-index="2" draw:style-name="SC-text" svg:width="1.80cm" svg:height="0.49cm" svg:x="8.75cm" svg:y="8.40cm"><draw:text-box> <text:p text:style-name="FSC-Text"><text:span text:style-name="FSC-Text">  2 (88)</text:span></text:p></draw:text-box>
</draw:frame>
<draw:rect text:anchor-type="paragraph" draw:style-name="SC-bar" draw:text-style-name="" draw:z-index="1" svg:width="1.38cm" svg:height="0.35cm" svg:x="6.37cm" svg:y="8.93cm">
</draw:rect>
<draw:frame text:anchor-type="paragraph" draw:z-index="2" draw:style-name="SC-text" svg:width="2.03cm" svg:height="0.49cm" svg:x="8.75cm" svg:y="8.93cm"><draw:text-box> <text:p text:style-name="FSC-Text"><text:span text:style-name="FSC-Text">  1 (109)</text:span></text:p></draw:text-box>
</draw:frame>
<draw:rect text:anchor-type="paragraph" draw:style-name="SC-bar" draw:text-style-name="" draw:z-index="1" svg:width="6.75cm" svg:height="0.35cm" svg:x="1.00cm" svg:y="9.45cm">
</draw:rect>
<draw:frame text:anchor-type="paragraph" draw:z-index="2" draw:style-name="SC-text" svg:width="6.97cm" svg:height="0.49cm" svg:x="8.75cm" svg:y="9.45cm"><draw:text-box> <text:p text:style-name="FSC-Text"><text:span text:style-name="FSC-Text">Personal information missing (532)</text:span></text:p></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SC-Text" style:family="paragraph" style:parent-style-name="Standard" style:class="text">
      <style:paragraph-properties fo:margin-left="0.00cm" fo:margin-right="0.00cm" fo:margin-top="0.00cm" fo:margin-bottom="0.00cm" fo:text-align="start" style:justify-single-word="false" fo:text-indent="0.00cm" style:auto-text-indent="false"/>
      <style:text-properties fo:color="#000000" style:font-name="Times New Roman" fo:font-size="10pt"/>
    </style:style>
    <style:style style:name="SC-Title"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14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08-23T21:48:47
</meta:creation-date>
    <dc:creator>
    Alex Roitman,,,
</dc:creator>
    <dc:date>
    2015-08-23T21:48:47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